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automatic-styles>
    <style:style style:name="P1" style:family="paragraph" style:parent-style-name="Standard">
      <style:text-properties officeooo:rsid="0004fd13" officeooo:paragraph-rsid="0004fd13"/>
    </style:style>
    <style:style style:name="P2" style:family="paragraph" style:parent-style-name="Standard">
      <style:text-properties officeooo:rsid="0004fd13" officeooo:paragraph-rsid="00074556"/>
    </style:style>
    <style:style style:name="P3" style:family="paragraph" style:parent-style-name="Standard">
      <style:text-properties officeooo:rsid="0004fd13" officeooo:paragraph-rsid="00077c0b"/>
    </style:style>
    <style:style style:name="P4" style:family="paragraph" style:parent-style-name="Standard">
      <style:text-properties officeooo:rsid="00074556" officeooo:paragraph-rsid="00074556"/>
    </style:style>
    <style:style style:name="P5" style:family="paragraph" style:parent-style-name="Standard">
      <style:text-properties officeooo:rsid="000851f2" officeooo:paragraph-rsid="000851f2"/>
    </style:style>
    <style:style style:name="P6" style:family="paragraph" style:parent-style-name="Standard">
      <style:text-properties officeooo:rsid="000ac5a9" officeooo:paragraph-rsid="000ac5a9"/>
    </style:style>
    <style:style style:name="P7" style:family="paragraph" style:parent-style-name="Standard">
      <style:text-properties officeooo:rsid="000b6979" officeooo:paragraph-rsid="000b6979"/>
    </style:style>
    <style:style style:name="P8" style:family="paragraph" style:parent-style-name="Standard">
      <style:text-properties officeooo:rsid="000cd681" officeooo:paragraph-rsid="000cd681"/>
    </style:style>
    <style:style style:name="P9" style:family="paragraph" style:parent-style-name="Standard">
      <style:text-properties officeooo:rsid="000f2e3b" officeooo:paragraph-rsid="000f2e3b"/>
    </style:style>
    <style:style style:name="P10" style:family="paragraph" style:parent-style-name="Standard">
      <style:text-properties officeooo:rsid="000f83ba" officeooo:paragraph-rsid="000f83ba"/>
    </style:style>
    <style:style style:name="P11" style:family="paragraph" style:parent-style-name="Standard">
      <style:text-properties officeooo:rsid="000fed70" officeooo:paragraph-rsid="000fed70"/>
    </style:style>
    <style:style style:name="P12" style:family="paragraph" style:parent-style-name="Standard">
      <style:text-properties officeooo:rsid="00130f39" officeooo:paragraph-rsid="00130f39"/>
    </style:style>
    <style:style style:name="P13" style:family="paragraph" style:parent-style-name="Standard">
      <style:text-properties officeooo:rsid="001460fe" officeooo:paragraph-rsid="001460fe"/>
    </style:style>
    <style:style style:name="P14" style:family="paragraph" style:parent-style-name="Standard">
      <style:text-properties officeooo:rsid="0014669e" officeooo:paragraph-rsid="0014669e"/>
    </style:style>
    <style:style style:name="P15" style:family="paragraph" style:parent-style-name="Standard">
      <style:text-properties officeooo:rsid="0016a0f2" officeooo:paragraph-rsid="0016a0f2"/>
    </style:style>
    <style:style style:name="P16" style:family="paragraph" style:parent-style-name="Standard">
      <style:text-properties fo:font-weight="normal" officeooo:rsid="001aaedd" officeooo:paragraph-rsid="001aaedd" style:font-weight-asian="normal" style:font-weight-complex="normal"/>
    </style:style>
    <style:style style:name="P17" style:family="paragraph" style:parent-style-name="Standard">
      <style:text-properties fo:font-weight="normal" officeooo:rsid="001bf5c8" officeooo:paragraph-rsid="001bf5c8"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1df202" officeooo:paragraph-rsid="001df202" style:font-weight-asian="normal" style:font-weight-complex="normal"/>
    </style:style>
    <style:style style:name="P19" style:family="paragraph" style:parent-style-name="Standard" style:list-style-name="L1">
      <style:text-properties officeooo:rsid="0004fd13" officeooo:paragraph-rsid="0004fd13"/>
    </style:style>
    <style:style style:name="P20" style:family="paragraph" style:parent-style-name="Standard" style:list-style-name="L2">
      <style:text-properties officeooo:paragraph-rsid="00077c0b"/>
    </style:style>
    <style:style style:name="P21" style:family="paragraph" style:parent-style-name="Standard" style:list-style-name="L2">
      <style:text-properties officeooo:rsid="00077c0b" officeooo:paragraph-rsid="00077c0b"/>
    </style:style>
    <style:style style:name="P22" style:family="paragraph" style:parent-style-name="Standard" style:list-style-name="L3">
      <style:text-properties officeooo:paragraph-rsid="00074556"/>
    </style:style>
    <style:style style:name="P23" style:family="paragraph" style:parent-style-name="Standard" style:list-style-name="L3">
      <style:text-properties officeooo:rsid="00074556" officeooo:paragraph-rsid="00074556"/>
    </style:style>
    <style:style style:name="P24" style:family="paragraph" style:parent-style-name="Standard" style:list-style-name="L4">
      <style:text-properties officeooo:rsid="000b6979" officeooo:paragraph-rsid="000b6979"/>
    </style:style>
    <style:style style:name="P25" style:family="paragraph" style:parent-style-name="Standard" style:list-style-name="L5">
      <style:text-properties officeooo:rsid="000b6979" officeooo:paragraph-rsid="000b6979"/>
    </style:style>
    <style:style style:name="P26" style:family="paragraph" style:parent-style-name="Standard" style:list-style-name="L6">
      <style:text-properties officeooo:rsid="000f2e3b" officeooo:paragraph-rsid="000f2e3b"/>
    </style:style>
    <style:style style:name="P27" style:family="paragraph" style:parent-style-name="Standard" style:list-style-name="L7">
      <style:text-properties officeooo:rsid="000f83ba" officeooo:paragraph-rsid="000f83ba"/>
    </style:style>
    <style:style style:name="P28" style:family="paragraph" style:parent-style-name="Standard" style:list-style-name="L8">
      <style:text-properties officeooo:rsid="0016a0f2" officeooo:paragraph-rsid="0016a0f2"/>
    </style:style>
    <style:style style:name="P29" style:family="paragraph" style:parent-style-name="Standard" style:list-style-name="L9">
      <style:text-properties officeooo:rsid="0016a0f2" officeooo:paragraph-rsid="0016a0f2"/>
    </style:style>
    <style:style style:name="P30" style:family="paragraph" style:parent-style-name="Standard" style:list-style-name="L9">
      <style:text-properties fo:font-weight="normal" officeooo:rsid="001aaedd" officeooo:paragraph-rsid="001aaedd" style:font-weight-asian="normal" style:font-weight-complex="normal"/>
    </style:style>
    <style:style style:name="P31" style:family="paragraph" style:parent-style-name="Standard" style:list-style-name="L10">
      <style:text-properties fo:font-weight="normal" officeooo:rsid="001bf5c8" officeooo:paragraph-rsid="001bf5c8" style:font-weight-asian="normal" style:font-weight-complex="normal"/>
    </style:style>
    <style:style style:name="P32" style:family="paragraph" style:parent-style-name="Standard" style:list-style-name="L11">
      <style:text-properties style:text-underline-style="none" fo:font-weight="normal" officeooo:rsid="001df202" officeooo:paragraph-rsid="001df202" style:font-weight-asian="normal" style:font-weight-complex="normal"/>
    </style:style>
    <style:style style:name="P33" style:family="paragraph" style:parent-style-name="Standard" style:list-style-name="L13">
      <style:text-properties style:text-underline-style="none" fo:font-weight="normal" officeooo:rsid="001efcb1" officeooo:paragraph-rsid="001efcb1" style:font-weight-asian="normal" style:font-weight-complex="normal"/>
    </style:style>
    <style:style style:name="P34" style:family="paragraph" style:parent-style-name="Standard" style:list-style-name="L12">
      <style:text-properties style:text-underline-style="none" fo:font-weight="normal" officeooo:rsid="001efcb1" officeooo:paragraph-rsid="001efcb1" style:font-weight-asian="normal" style:font-weight-complex="normal"/>
    </style:style>
    <style:style style:name="P35" style:family="paragraph" style:parent-style-name="Standard" style:list-style-name="L14">
      <style:text-properties style:text-underline-style="none" fo:font-weight="normal" officeooo:rsid="001efcb1" officeooo:paragraph-rsid="001efcb1" style:font-weight-asian="normal" style:font-weight-complex="normal"/>
    </style:style>
    <style:style style:name="P36" style:family="paragraph" style:parent-style-name="Standard" style:list-style-name="L15">
      <style:text-properties style:text-underline-style="none" fo:font-weight="normal" officeooo:rsid="001efcb1" officeooo:paragraph-rsid="001efcb1" style:font-weight-asian="normal" style:font-weight-complex="normal"/>
    </style:style>
    <style:style style:name="P37" style:family="paragraph" style:parent-style-name="Standard">
      <style:text-properties style:text-underline-style="none" fo:font-weight="normal" officeooo:rsid="001efcb1" officeooo:paragraph-rsid="001efcb1" style:font-weight-asian="normal" style:font-weight-complex="normal"/>
    </style:style>
    <style:style style:name="P38" style:family="paragraph" style:parent-style-name="Standard">
      <style:text-properties style:text-underline-style="none" fo:font-weight="normal" officeooo:rsid="001fc165" officeooo:paragraph-rsid="001fc165" style:font-weight-asian="normal" style:font-weight-complex="normal"/>
    </style:style>
    <style:style style:name="P39" style:family="paragraph" style:parent-style-name="Standard" style:list-style-name="L17">
      <style:text-properties style:text-underline-style="none" fo:font-weight="normal" officeooo:rsid="0021af9c" officeooo:paragraph-rsid="0021af9c" style:font-weight-asian="normal" style:font-weight-complex="normal"/>
    </style:style>
    <style:style style:name="P40" style:family="paragraph" style:parent-style-name="Standard" style:list-style-name="L17">
      <style:text-properties style:text-underline-style="none" fo:font-weight="normal" officeooo:rsid="002271b1" officeooo:paragraph-rsid="002271b1" style:font-weight-asian="normal" style:font-weight-complex="normal"/>
    </style:style>
    <style:style style:name="P41" style:family="paragraph" style:parent-style-name="Standard" style:list-style-name="L17">
      <style:text-properties style:text-underline-style="none" fo:font-weight="normal" officeooo:rsid="0023804e" officeooo:paragraph-rsid="0023804e" style:font-weight-asian="normal" style:font-weight-complex="normal"/>
    </style:style>
    <style:style style:name="P42" style:family="paragraph" style:parent-style-name="Standard">
      <style:text-properties style:text-underline-style="none" fo:font-weight="normal" officeooo:rsid="0023804e" officeooo:paragraph-rsid="0023804e" style:font-weight-asian="normal" style:font-weight-complex="normal"/>
    </style:style>
    <style:style style:name="P43" style:family="paragraph" style:parent-style-name="Standard">
      <style:text-properties style:text-underline-style="none" fo:font-weight="normal" officeooo:rsid="002665e1" officeooo:paragraph-rsid="002665e1" style:font-weight-asian="normal" style:font-weight-complex="normal"/>
    </style:style>
    <style:style style:name="P44" style:family="paragraph" style:parent-style-name="Standard">
      <style:text-properties style:text-underline-style="none" fo:font-weight="normal" officeooo:rsid="0027727f" officeooo:paragraph-rsid="0027727f" style:font-weight-asian="normal" style:font-weight-complex="normal"/>
    </style:style>
    <style:style style:name="P45" style:family="paragraph" style:parent-style-name="Standard" style:list-style-name="L18">
      <style:text-properties style:text-underline-style="none" fo:font-weight="normal" officeooo:rsid="0027727f" officeooo:paragraph-rsid="0027727f" style:font-weight-asian="normal" style:font-weight-complex="normal"/>
    </style:style>
    <style:style style:name="P46" style:family="paragraph" style:parent-style-name="Standard">
      <style:text-properties style:text-underline-style="solid" style:text-underline-width="auto" style:text-underline-color="font-color" fo:font-weight="normal" officeooo:rsid="002665e1" officeooo:paragraph-rsid="002665e1" style:font-weight-asian="normal" style:font-weight-complex="normal"/>
    </style:style>
    <style:style style:name="P47" style:family="paragraph" style:parent-style-name="Standard">
      <style:text-properties style:text-underline-style="solid" style:text-underline-width="auto" style:text-underline-color="font-color" fo:font-weight="normal" officeooo:rsid="0027727f" officeooo:paragraph-rsid="0027727f" style:font-weight-asian="normal" style:font-weight-complex="normal"/>
    </style:style>
    <style:style style:name="P48" style:family="paragraph" style:parent-style-name="Standard" style:list-style-name="L19">
      <style:text-properties officeooo:paragraph-rsid="0027727f"/>
    </style:style>
    <style:style style:name="T1" style:family="text">
      <style:text-properties officeooo:rsid="0004fd13"/>
    </style:style>
    <style:style style:name="T2" style:family="text">
      <style:text-properties officeooo:rsid="00074556"/>
    </style:style>
    <style:style style:name="T3" style:family="text">
      <style:text-properties officeooo:rsid="00077c0b"/>
    </style:style>
    <style:style style:name="T4" style:family="text">
      <style:text-properties officeooo:rsid="000cd681"/>
    </style:style>
    <style:style style:name="T5" style:family="text">
      <style:text-properties officeooo:rsid="001786ef"/>
    </style:style>
    <style:style style:name="T6" style:family="text">
      <style:text-properties officeooo:rsid="0017c69d"/>
    </style:style>
    <style:style style:name="T7" style:family="text">
      <style:text-properties style:text-underline-style="none" fo:font-weight="normal" officeooo:rsid="0027727f"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y is it important to collect data in software evaluation?</text:p>
      <text:p text:style-name="P1">Data collection will help:</text:p>
      <text:list xml:id="list1469570334" text:style-name="L1">
        <text:list-item>
          <text:p text:style-name="P19">Identify program strengths and weaknesses and will help you make continuous improvements</text:p>
        </text:list-item>
        <text:list-item>
          <text:p text:style-name="P19">Show your software meets the program goals showing it meets the needs of clients/users</text:p>
        </text:list-item>
        <text:list-item>
          <text:p text:style-name="P19">High-quality data collection allows organisations to make more informed and accurate business decisions</text:p>
        </text:list-item>
      </text:list>
      <text:p text:style-name="P1"/>
      <text:p text:style-name="P1">What is the difference between qualitative and quantitative data?</text:p>
      <text:p text:style-name="P3">Qualitative data:</text:p>
      <text:list xml:id="list423761584" text:style-name="L2">
        <text:list-item>
          <text:p text:style-name="P20"><text:span text:style-name="T3">I</text:span><text:span text:style-name="T1">s descriptive and focuses on understanding concepts, experiences, and meanings, often gathered through interviews and observations</text:span></text:p>
        </text:list-item>
        <text:list-item>
          <text:p text:style-name="P21">Gained using open-ended questions such as “What do you like about this product and why?”</text:p>
        </text:list-item>
        <text:list-item>
          <text:p text:style-name="P21">Provides the business with detailed information that cannot be expressed in a graph or chart</text:p>
        </text:list-item>
      </text:list>
      <text:p text:style-name="P2">Quantitative data:</text:p>
      <text:list xml:id="list4278922884" text:style-name="L3">
        <text:list-item>
          <text:p text:style-name="P22"><text:span text:style-name="T2">I</text:span><text:span text:style-name="T1">s numerical and measures variables, allowing for statistical analysis</text:span></text:p>
        </text:list-item>
        <text:list-item>
          <text:p text:style-name="P23">Gathered through the use of closed questions such as “yes” or “no”</text:p>
        </text:list-item>
        <text:list-item>
          <text:p text:style-name="P23">Can generally be expressed in a graph or chart</text:p>
        </text:list-item>
        <text:list-item>
          <text:p text:style-name="P23">Has the benefit of being simple and quick to analyse</text:p>
        </text:list-item>
      </text:list>
      <text:p text:style-name="P4"/>
      <text:p text:style-name="P5">What is primary research?</text:p>
      <text:p text:style-name="P5">Primary research is the process of gathering original data directly from sources, such as through surveys, interviews, or observations. This type of research aims to collect new information that has not been previously analysed or published.</text:p>
      <text:p text:style-name="P5"/>
      <text:p text:style-name="P5">What is secondary research?</text:p>
      <text:p text:style-name="P5">Secondary research involves gathering and analysing existing data that has already been collected by others, such as reports, articles, and published statistics. It is often used to provide context or background information for a research project and is typically quicker and less expensive than primary research.</text:p>
      <text:p text:style-name="P5"/>
      <text:p text:style-name="P6">What are open and closed questions?</text:p>
      <text:p text:style-name="P7">Open questions:</text:p>
      <text:list xml:id="list2898980032" text:style-name="L4">
        <text:list-item>
          <text:p text:style-name="P24">Open-ended questions are questions that allow for various response options. Open questions do not expect a particular answer, instead they allow the individual to answer however they’d like</text:p>
        </text:list-item>
        <text:list-item>
          <text:p text:style-name="P24">Example: What did you like about our product?</text:p>
        </text:list-item>
        <text:list-item>
          <text:p text:style-name="P24">Example: How could we improve?</text:p>
        </text:list-item>
      </text:list>
      <text:p text:style-name="P7">Closed questions:</text:p>
      <text:list xml:id="list3837451639" text:style-name="L5">
        <text:list-item>
          <text:p text:style-name="P25">Close-ended questions are questions that expect a response from a limited list of responses. Typically closed questions lend themselves to “yes” or “no” or numerical responses. They are usually specific in nature</text:p>
        </text:list-item>
        <text:list-item>
          <text:p text:style-name="P25">Example: How would you rate this product? (0-5 stars)</text:p>
        </text:list-item>
      </text:list>
      <text:p text:style-name="P7"/>
      <text:p text:style-name="P7"><text:span text:style-name="T4">W</text:span>hat are the benefits and drawbacks of using surveys for software evaluation?</text:p>
      <text:p text:style-name="P8">Surveys for software evaluation offer benefits such as cost-effectiveness, quick data collection, and the ability to gather insights from a large audience. However, drawbacks include potential response bias and limitations of closed-ended questions, which may restrict the depth of feedback received.</text:p>
      <text:p text:style-name="P9">Benefits:</text:p>
      <text:list xml:id="list2430535249" text:style-name="L6">
        <text:list-item>
          <text:p text:style-name="P26">Relatively easy to administer</text:p>
        </text:list-item>
        <text:list-item>
          <text:p text:style-name="P26">Targeted to what data is needed</text:p>
        </text:list-item>
        <text:list-item>
          <text:p text:style-name="P26"><text:soft-page-break/>Cost effective, but cost depends on survey mode</text:p>
        </text:list-item>
        <text:list-item>
          <text:p text:style-name="P26">Can be administered remotely via online, mobile devices, email, etc</text:p>
        </text:list-item>
        <text:list-item>
          <text:p text:style-name="P26">Capable of collecting data from a large number of respondents (if required)</text:p>
        </text:list-item>
        <text:list-item>
          <text:p text:style-name="P26">Numerous questions can be asked about a subject, giving extensive flexibility in data analysis (use of both open and closed questions)</text:p>
        </text:list-item>
        <text:list-item>
          <text:p text:style-name="P26">A broad range of data can be collected (e.g., attitudes, opinions, beliefs, values, behaviour, factual)</text:p>
        </text:list-item>
      </text:list>
      <text:p text:style-name="P9">Drawbacks:</text:p>
      <text:list xml:id="list1441505587" text:style-name="L7">
        <text:list-item>
          <text:p text:style-name="P27">Respondents may not feel encouraged to provide accurate, honest answers</text:p>
        </text:list-item>
        <text:list-item>
          <text:p text:style-name="P27">Respondents may not feel comfortable providing answers that present themselves in an unfavourable manner</text:p>
        </text:list-item>
        <text:list-item>
          <text:p text:style-name="P27">Surveys with closed questions may have a lower validity rate than other question types (too biased)</text:p>
        </text:list-item>
        <text:list-item>
          <text:p text:style-name="P27">Data errors due to question non-responses may exist. The number of respondents who choose to respond to a survey question may be different from those who chose not to respond, thus creating bias</text:p>
        </text:list-item>
        <text:list-item>
          <text:p text:style-name="P27">Survey question answer options could lead to unclear data because certain answer options may be interpreted differently by respondents. For example, the answer option “somewhat agree” may represent different things to different subjects, and have its own meaning to each individual respondent. “yes” or “no” answer options can also be problematic. Respondents may answer “no” if the option “only once” is not available</text:p>
        </text:list-item>
      </text:list>
      <text:p text:style-name="P10"/>
      <text:p text:style-name="P11">What is performance data?</text:p>
      <text:p text:style-name="P11">Performance data refers to the metrics and logs collected to assess how well a system, service, or workload is functioning. This data helps identify issues, monitor efficiency, and make informed decisions for improvement.</text:p>
      <text:p text:style-name="P11"/>
      <text:p text:style-name="P12">What might you use to help you decide what data to collect?</text:p>
      <text:p text:style-name="P12">Key performance indicators (KPIs)</text:p>
      <text:p text:style-name="P12"/>
      <text:p text:style-name="P12">What does conducting user observations to gain feedback for a software project entail?</text:p>
      <text:p text:style-name="P12">Conducting user observations for a software project entails watching users interact with the product in a systematic way to identify usability issues, understand their behaviour, and gather qualitative and quantitative data for improvement</text:p>
      <text:p text:style-name="P12"/>
      <text:p text:style-name="P13">What do you look for during observation?</text:p>
      <text:p text:style-name="P13">Look for places where participants had trouble, and see if you can determine how your product could be changed to resolve the problems. Look for patterns in the participants’ behaviour that might tell you whether the product was understood correctly</text:p>
      <text:p text:style-name="P13"/>
      <text:p text:style-name="P14">What is a focus group?</text:p>
      <text:p text:style-name="P14">A focus group is a qualitative research method where a small group of carefully selected people discuss a specific topic, product, or service in a moderated setting. It is a guided conversation designed to gather in-depth opinions, attitudes, and insights by observing how participants interact and build on each other’s ideas</text:p>
      <text:p text:style-name="P14"/>
      <text:p text:style-name="P15">What are the advantages and disadvantages of focus groups?</text:p>
      <text:p text:style-name="P15">Advantages:</text:p>
      <text:list xml:id="list3580841315" text:style-name="L8">
        <text:list-item>
          <text:p text:style-name="P28">Rapid data collection – a single session can yield a large amount of qualitative data quickly</text:p>
        </text:list-item>
        <text:list-item>
          <text:p text:style-name="P28">Group interaction – <text:span text:style-name="T5">participants can build on each other’s ideas, leading to more comprehensive insights and the ability to explore disagreements between consumers</text:span></text:p>
        </text:list-item>
        <text:list-item>
          <text:p text:style-name="P28">Can observe non-verbal cues</text:p>
        </text:list-item>
        <text:list-item>
          <text:p text:style-name="P28"><text:soft-page-break/>Flexibility – the moderator can adapt the discussion to explore emerging themes and ask clarifying questions on the spot</text:p>
        </text:list-item>
        <text:list-item>
          <text:p text:style-name="P28">Real-time feedback</text:p>
        </text:list-item>
      </text:list>
      <text:p text:style-name="P15">Disadvantages:</text:p>
      <text:list xml:id="list1095960671" text:style-name="L9">
        <text:list-item>
          <text:p text:style-name="P29">Group-think and <text:span text:style-name="T6">moderator </text:span>bias – participants may feel pressured to conform to the group’s opinions, and a moderator’s bias can skew the results</text:p>
        </text:list-item>
        <text:list-item>
          <text:p text:style-name="P29">Subjective data – responses can be influenced by social desirability, leading participants to give what they perceive as the “right” answer rather than their true feelings</text:p>
        </text:list-item>
        <text:list-item>
          <text:p text:style-name="P29">Unrepresentative sample – small sample sizes mean the results may not be representative of the entire target market</text:p>
        </text:list-item>
        <text:list-item>
          <text:p text:style-name="P29">Dominant personalities – outgoing participants may dominate the conversation, stifling the input of quieter members</text:p>
        </text:list-item>
        <text:list-item>
          <text:p text:style-name="P30">Quality of the discussion and usefulness depends on the skull of the moderator</text:p>
        </text:list-item>
        <text:list-item>
          <text:p text:style-name="P30">Data is difficult to analyse (e.g., identifying an individual opinion from the group opinion)</text:p>
        </text:list-item>
      </text:list>
      <text:p text:style-name="P16"/>
      <text:p text:style-name="P17">When should a focus group be used?</text:p>
      <text:list xml:id="list3423796606" text:style-name="L10">
        <text:list-item>
          <text:p text:style-name="P31">Want to gain an understanding of the culture of a group</text:p>
        </text:list-item>
        <text:list-item>
          <text:p text:style-name="P31">Need to gain a large amount of information in a shorter period of time</text:p>
        </text:list-item>
        <text:list-item>
          <text:p text:style-name="P31">Want to explore the degree of consensus on a topic</text:p>
        </text:list-item>
        <text:list-item>
          <text:p text:style-name="P31">When group discussion or interaction among participants would bring out insights and understanding that would not be ascertained through questionnaire items or individual interviews</text:p>
        </text:list-item>
      </text:list>
      <text:p text:style-name="P17"/>
      <text:p text:style-name="P18">Conducting interviews:</text:p>
      <text:list xml:id="list881683331" text:style-name="L11">
        <text:list-item>
          <text:p text:style-name="P32">How could you use interviews to gather feedback for your software?</text:p>
        </text:list-item>
      </text:list>
      <text:list xml:id="list1529893744" text:style-name="L12">
        <text:list-item>
          <text:p text:style-name="P34">Asking questions to individuals or small group questions about a topic</text:p>
        </text:list-item>
      </text:list>
      <text:list xml:id="list124401740844828" text:continue-list="list881683331" text:style-name="L11">
        <text:list-item>
          <text:p text:style-name="P32">What type of data will you gather during an interview?</text:p>
        </text:list-item>
      </text:list>
      <text:list xml:id="list3293840411" text:style-name="L13">
        <text:list-item>
          <text:p text:style-name="P33">Usually qualitative</text:p>
        </text:list-item>
      </text:list>
      <text:list xml:id="list124402475465919" text:continue-list="list124401740844828" text:style-name="L11">
        <text:list-item>
          <text:p text:style-name="P32">How reliable is data gathered in an interview, is it representative of all users?</text:p>
        </text:list-item>
      </text:list>
      <text:list xml:id="list719577712" text:style-name="L14">
        <text:list-item>
          <text:p text:style-name="P35">Depends on the amount of people interviewed</text:p>
        </text:list-item>
      </text:list>
      <text:list xml:id="list124402556217711" text:continue-list="list124402475465919" text:style-name="L11">
        <text:list-item>
          <text:p text:style-name="P32">How might you improve the accuracy of data gathered by interviewing?</text:p>
        </text:list-item>
      </text:list>
      <text:list xml:id="list3617295773" text:style-name="L15">
        <text:list-item>
          <text:p text:style-name="P36">Choose a larger, more representative sample of people to interview</text:p>
        </text:list-item>
      </text:list>
      <text:p text:style-name="P37"/>
      <text:p text:style-name="P38">How can peer mentoring be used to gather feedback in a software evaluation context?</text:p>
      <text:list xml:id="list3270679069" text:style-name="L17">
        <text:list-item>
          <text:p text:style-name="P39">Create a supportive environment where users can share their experiences and insights about the software</text:p>
        </text:list-item>
        <text:list-item>
          <text:p text:style-name="P40">Code reviews</text:p>
        </text:list-item>
        <text:list-item>
          <text:p text:style-name="P41">Collaborative problem-solving</text:p>
        </text:list-item>
        <text:list-item>
          <text:p text:style-name="P41">Informal feedback sessions</text:p>
        </text:list-item>
      </text:list>
      <text:p text:style-name="P42"/>
      <text:p text:style-name="P46">Gathering feedback:</text:p>
      <text:p text:style-name="P43">Task:</text:p>
      <text:p text:style-name="P43">Decide on how you will get feedback from other users ????</text:p>
      <text:p text:style-name="P43"/>
      <text:p text:style-name="P47">Using feedback:</text:p>
      <text:p text:style-name="P44">Using the answers from feedback on your website, analyse the data and create charts/graphs in order to create a report that contains:</text:p>
      <text:list xml:id="list592304677" text:style-name="L19">
        <text:list-item>
          <text:p text:style-name="P48"><text:span text:style-name="T7">The strengths and weaknesses of the website</text:span></text:p>
        </text:list-item>
      </text:list>
      <text:list xml:id="list876544051" text:style-name="L18">
        <text:list-item>
          <text:p text:style-name="P45">Recommendations for any improvements that need to be mad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6T09:01:43.267784783</meta:creation-date>
    <dc:date>2025-11-12T12:35:11.737258300</dc:date>
    <meta:editing-duration>PT1H37M44S</meta:editing-duration>
    <meta:editing-cycles>24</meta:editing-cycles>
    <meta:generator>LibreOffice/7.3.7.2$Linux_X86_64 LibreOffice_project/30$Build-2</meta:generator>
    <meta:document-statistic meta:table-count="0" meta:image-count="0" meta:object-count="0" meta:page-count="3" meta:paragraph-count="93" meta:word-count="1270" meta:character-count="8018" meta:non-whitespace-character-count="6890"/>
  </office:meta>
</office:document-meta>
</file>